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nna Ottilie Goepp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19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3603 Baring St./</text:p>
      <text:p text:style-name="P6">July 19th. 1897./</text:p>
      <text:p text:style-name="P5">My Dear Dr. Morais,/</text:p>
      <text:p text:style-name="P5"><text:tab/>Your kind/ note is just received. <text:s/>Please/ accept my thanks for the/ addresses of the Hebrew/ Prayer-book publishers. <text:s/>It was/ very good of you to take so/ much trouble. <text:s/>I am tempted/ to avail myself still further/</text:p>
      <text:p text:style-name="P5"/>
      <text:p text:style-name="P5">[Page 2]</text:p>
      <text:p text:style-name="P5">of your proffered advice, not/ only in regard to the prayer-books,/ but also in matters religious,/ without, I trust, imposing upon/ your indulgence and upon your/ valuable time./</text:p>
      <text:p text:style-name="P5">Believe me,/ very earnestly yours,/ Anna Ottilie Goepp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2:07:34.29</meta:creation-date>
    <dc:date>2012-01-11T12:11:26.86</dc:date>
    <dc:creator>Penn Libraries</dc:creator>
    <meta:editing-duration>PT00H03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52" meta:character-count="1786"/>
  </office:meta>
</office:document-meta>
</file>